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5-03-11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5-02-13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5-01-1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4-12-11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4-11-14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4-10-14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4-09-10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4-08-12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4-07-08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4-06-12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4-04-09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4-03-12 1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4-02-07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4-01-11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3-12-13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3-11-07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3-10-11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3-07-11 0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3-06-05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3-04-12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3-03-08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3-02-08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3-01-12 0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2-12-12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2-10-12 0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2-09-13 0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2-08-09 0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2-06-14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2-05-10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2-04-13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2-03-14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2-02-09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2-01-12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1-10-13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1-07-15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1-04-14 0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1-01-05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0-10-07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0-07-07 0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0-06-03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0-03-04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0-02-05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20-01-0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4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6" meta:object-count="0"/>
    <meta:user-defined meta:name="AppVersion">3.0</meta:user-defined>
  </office:meta>
</office:document-meta>
</file>